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padding="0cm" fo:border-left="none" fo:border-right="none" fo:border-top="none" fo:border-bottom="0.99pt solid #000000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weight="bold" style:font-weight-asian="bold" style:font-name-complex="Arial"/>
    </style:style>
    <style:style style:name="P2" style:family="paragraph" style:parent-style-name="Standard">
      <style:paragraph-properties fo:padding="0cm" fo:border-left="none" fo:border-right="none" fo:border-top="none" fo:border-bottom="0.99pt solid #000000"/>
      <style:text-properties fo:font-weight="bold" style:font-weight-asian="bold"/>
    </style:style>
    <style:style style:name="P3" style:family="paragraph" style:parent-style-name="Standard">
      <style:paragraph-properties fo:padding="0cm" fo:border-left="none" fo:border-right="none" fo:border-top="none" fo:border-bottom="0.99pt solid #000000"/>
      <style:text-properties fo:font-weight="bold" officeooo:paragraph-rsid="00509b69" style:font-weight-asian="bold"/>
    </style:style>
    <style:style style:name="P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15c40" officeooo:paragraph-rsid="004c621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5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fo:font-weight="normal" officeooo:rsid="004c621e" officeooo:paragraph-rsid="00187c92" style:font-size-asian="10.5pt" style:font-weight-asian="normal" style:font-name-complex="Arial" style:font-size-complex="10.5pt" style:font-style-complex="italic" style:font-weight-complex="normal"/>
    </style:style>
    <style:style style:name="P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weight="bold" officeooo:rsid="00599a68" officeooo:paragraph-rsid="00618e96" style:font-size-asian="10.5pt" style:font-weight-asian="bold" style:font-name-complex="Arial" style:font-size-complex="10.5pt" style:font-weight-complex="bold"/>
    </style:style>
    <style:style style:name="P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weight="bold" officeooo:rsid="00618e96" officeooo:paragraph-rsid="00618e96" style:font-size-asian="10.5pt" style:font-weight-asian="bold" style:font-name-complex="Arial" style:font-size-complex="10.5pt" style:font-weight-complex="bold"/>
    </style:style>
    <style:style style:name="P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officeooo:rsid="00599a68" officeooo:paragraph-rsid="00599a68" style:font-size-asian="10.5pt" style:font-name-complex="Arial" style:font-size-complex="10.5pt"/>
    </style:style>
    <style:style style:name="P9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paragraph-rsid="00643dd1" style:font-size-asian="10.5pt" style:font-name-complex="Arial" style:font-size-complex="10.5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11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style:font-size-asian="8pt" style:font-name-complex="Arial" style:font-size-complex="8pt"/>
    </style:style>
    <style:style style:name="P12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officeooo:paragraph-rsid="00262698" style:font-size-asian="8pt" style:font-name-complex="Arial" style:font-size-complex="8pt"/>
    </style:style>
    <style:style style:name="P13" style:family="paragraph" style:parent-style-name="Standard"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87c92"/>
    </style:style>
    <style:style style:name="P1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09b69"/>
    </style:style>
    <style:style style:name="P1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599a68"/>
    </style:style>
    <style:style style:name="P1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6706ac"/>
    </style:style>
    <style:style style:name="P1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5295cb" officeooo:paragraph-rsid="005295cb"/>
    </style:style>
    <style:style style:name="P19" style:family="paragraph" style:parent-style-name="Standard">
      <style:paragraph-properties fo:padding="0cm" fo:border-left="none" fo:border-right="none" fo:border-top="none" fo:border-bottom="0.99pt solid #000000"/>
    </style:style>
    <style:style style:name="P20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618e96" officeooo:paragraph-rsid="00618e96"/>
    </style:style>
    <style:style style:name="P21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weight="normal" officeooo:rsid="00618e96" officeooo:paragraph-rsid="00618e96" style:font-weight-asian="normal" style:font-weight-complex="normal"/>
    </style:style>
    <style:style style:name="P22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rsid="00187c92" officeooo:paragraph-rsid="00187c92" style:font-size-asian="16pt" style:font-weight-asian="bold" style:font-size-complex="16pt"/>
    </style:style>
    <style:style style:name="P23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43dd1" officeooo:paragraph-rsid="00643dd1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18e96" officeooo:paragraph-rsid="00618e96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18e96" officeooo:paragraph-rsid="00618e96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2cb85" officeooo:paragraph-rsid="006706ac" style:font-style-asian="normal" style:font-weight-asian="normal" style:font-style-complex="normal" style:font-weight-complex="normal"/>
    </style:style>
    <style:style style:name="P27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fo:font-weight="normal" officeooo:rsid="0062cb85" officeooo:paragraph-rsid="0062cb85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tyle="normal" officeooo:rsid="00509b69" officeooo:paragraph-rsid="0025720c" style:font-style-asian="normal" style:font-style-complex="normal"/>
    </style:style>
    <style:style style:name="P29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language="en" fo:country="AU" fo:font-style="normal" fo:font-weight="normal" officeooo:rsid="00509b69" officeooo:paragraph-rsid="00509b69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0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language="en" fo:country="AU" fo:font-style="normal" fo:font-weight="normal" officeooo:rsid="00509b69" officeooo:paragraph-rsid="006cb4c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1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language="en" fo:country="AU" fo:font-style="normal" fo:font-weight="normal" officeooo:rsid="006cb4c3" officeooo:paragraph-rsid="006cb4c3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32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normal" fo:font-weight="normal" officeooo:rsid="00618e96" officeooo:paragraph-rsid="00618e96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1" style:family="text">
      <style:text-properties fo:font-size="10.5pt" style:font-size-asian="10.5pt" style:font-name-complex="Arial" style:font-size-complex="10.5pt"/>
    </style:style>
    <style:style style:name="T2" style:family="text">
      <style:text-properties fo:font-size="10.5pt" officeooo:rsid="00187c92" style:font-size-asian="10.5pt" style:font-name-complex="Arial" style:font-size-complex="10.5pt" style:font-style-complex="italic"/>
    </style:style>
    <style:style style:name="T3" style:family="text">
      <style:text-properties fo:font-size="10.5pt" officeooo:rsid="00187c92" style:font-size-asian="10.5pt" style:font-name-complex="Arial" style:font-size-complex="10.5pt"/>
    </style:style>
    <style:style style:name="T4" style:family="text">
      <style:text-properties fo:font-size="10.5pt" officeooo:rsid="00190811" style:font-size-asian="10.5pt" style:font-name-complex="Arial" style:font-size-complex="10.5pt"/>
    </style:style>
    <style:style style:name="T5" style:family="text">
      <style:text-properties fo:font-size="10.5pt" officeooo:rsid="003e2964" style:font-size-asian="10.5pt" style:font-name-complex="Arial" style:font-size-complex="10.5pt"/>
    </style:style>
    <style:style style:name="T6" style:family="text">
      <style:text-properties fo:font-size="10.5pt" officeooo:rsid="00509b69" style:font-size-asian="10.5pt" style:font-name-complex="Arial" style:font-size-complex="10.5pt"/>
    </style:style>
    <style:style style:name="T7" style:family="text">
      <style:text-properties fo:font-size="10.5pt" officeooo:rsid="00618e96" style:font-size-asian="10.5pt" style:font-name-complex="Arial" style:font-size-complex="10.5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618e96" style:font-size-asian="10.5pt" style:font-size-complex="10.5pt"/>
    </style:style>
    <style:style style:name="T10" style:family="text">
      <style:text-properties fo:font-size="10.5pt" fo:font-weight="bold" style:font-size-asian="10.5pt" style:font-weight-asian="bold" style:font-name-complex="Arial" style:font-size-complex="10.5pt" style:font-style-complex="italic"/>
    </style:style>
    <style:style style:name="T11" style:family="text">
      <style:text-properties fo:font-size="10.5pt" fo:font-weight="bold" officeooo:rsid="00187c92" style:font-size-asian="10.5pt" style:font-weight-asian="bold" style:font-name-complex="Arial" style:font-size-complex="10.5pt" style:font-style-complex="italic"/>
    </style:style>
    <style:style style:name="T12" style:family="text">
      <style:text-properties fo:font-size="10.5pt" fo:font-weight="bold" officeooo:rsid="001d19ec" style:font-size-asian="10.5pt" style:font-weight-asian="bold" style:font-name-complex="Arial" style:font-size-complex="10.5pt" style:font-style-complex="italic"/>
    </style:style>
    <style:style style:name="T13" style:family="text">
      <style:text-properties fo:font-size="10.5pt" fo:font-weight="bold" officeooo:rsid="00599a68" style:font-size-asian="10.5pt" style:font-weight-asian="bold" style:font-name-complex="Arial" style:font-size-complex="10.5pt" style:font-style-complex="italic"/>
    </style:style>
    <style:style style:name="T14" style:family="text">
      <style:text-properties fo:font-size="10.5pt" fo:font-weight="bold" officeooo:rsid="005b02e7" style:font-size-asian="10.5pt" style:font-weight-asian="bold" style:font-name-complex="Arial" style:font-size-complex="10.5pt" style:font-style-complex="italic"/>
    </style:style>
    <style:style style:name="T15" style:family="text">
      <style:text-properties fo:font-size="10.5pt" fo:font-style="italic" style:font-size-asian="10.5pt" style:font-style-asian="italic" style:font-name-complex="Arial" style:font-size-complex="10.5pt" style:font-style-complex="italic"/>
    </style:style>
    <style:style style:name="T16" style:family="text">
      <style:text-properties fo:font-size="10.5pt" fo:font-style="italic" officeooo:rsid="00187c92" style:font-size-asian="10.5pt" style:font-style-asian="italic" style:font-name-complex="Arial" style:font-size-complex="10.5pt" style:font-style-complex="italic"/>
    </style:style>
    <style:style style:name="T17" style:family="text">
      <style:text-properties fo:font-size="10.5pt" fo:font-style="italic" officeooo:rsid="00190811" style:font-size-asian="10.5pt" style:font-style-asian="italic" style:font-name-complex="Arial" style:font-size-complex="10.5pt" style:font-style-complex="italic"/>
    </style:style>
    <style:style style:name="T18" style:family="text">
      <style:text-properties fo:font-size="10.5pt" fo:font-style="italic" officeooo:rsid="001d19ec" style:font-size-asian="10.5pt" style:font-style-asian="italic" style:font-name-complex="Arial" style:font-size-complex="10.5pt" style:font-style-complex="italic"/>
    </style:style>
    <style:style style:name="T19" style:family="text">
      <style:text-properties fo:font-size="10.5pt" fo:font-style="italic" style:font-size-asian="10.5pt" style:font-style-asian="italic" style:font-size-complex="10.5pt" style:font-style-complex="italic"/>
    </style:style>
    <style:style style:name="T20" style:family="text">
      <style:text-properties fo:font-size="10.5pt" fo:font-style="italic" fo:font-weight="bold" style:font-size-asian="10.5pt" style:font-style-asian="italic" style:font-weight-asian="bold" style:font-name-complex="Arial" style:font-size-complex="10.5pt" style:font-style-complex="italic"/>
    </style:style>
    <style:style style:name="T21" style:family="text">
      <style:text-properties fo:font-size="10.5pt" fo:font-style="italic" fo:font-weight="bold" officeooo:rsid="001d19ec" style:font-size-asian="10.5pt" style:font-style-asian="italic" style:font-weight-asian="bold" style:font-name-complex="Arial" style:font-size-complex="10.5pt" style:font-style-complex="italic"/>
    </style:style>
    <style:style style:name="T22" style:family="text">
      <style:text-properties fo:font-size="10.5pt" fo:font-style="italic" fo:font-weight="bold" officeooo:rsid="0032c793" style:font-size-asian="10.5pt" style:font-style-asian="italic" style:font-weight-asian="bold" style:font-name-complex="Arial" style:font-size-complex="10.5pt" style:font-style-complex="italic"/>
    </style:style>
    <style:style style:name="T23" style:family="text">
      <style:text-properties fo:font-size="10.5pt" fo:font-style="italic" fo:font-weight="normal" officeooo:rsid="00509b69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4" style:family="text">
      <style:text-properties fo:font-size="10.5pt" fo:font-style="italic" fo:font-weight="normal" officeooo:rsid="00187c9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5" style:family="text">
      <style:text-properties fo:font-size="10.5pt" fo:font-style="italic" fo:font-weight="normal" officeooo:rsid="001d19e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6" style:family="text">
      <style:text-properties fo:font-size="10.5pt" fo:font-style="italic" fo:font-weight="normal" officeooo:rsid="006706a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7" style:family="text">
      <style:text-properties fo:font-size="10.5pt" fo:font-weight="normal" officeooo:rsid="00187c92" style:font-size-asian="10.5pt" style:font-weight-asian="normal" style:font-name-complex="Arial" style:font-size-complex="10.5pt" style:font-style-complex="italic" style:font-weight-complex="normal"/>
    </style:style>
    <style:style style:name="T28" style:family="text">
      <style:text-properties fo:font-size="10.5pt" fo:language="en" fo:country="AU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9" style:family="text">
      <style:text-properties fo:font-size="10.5pt" fo:language="en" fo:country="AU" fo:font-style="italic" fo:font-weight="normal" officeooo:rsid="00509b69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0" style:family="text">
      <style:text-properties fo:font-size="10.5pt" fo:language="en" fo:country="AU" fo:font-style="italic" fo:font-weight="normal" officeooo:rsid="0054f70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1" style:family="text">
      <style:text-properties fo:font-size="10.5pt" fo:language="en" fo:country="AU" fo:font-style="italic" fo:font-weight="normal" officeooo:rsid="00643dd1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2" style:family="text">
      <style:text-properties fo:font-size="10.5pt" fo:language="en" fo:country="AU" fo:font-style="italic" fo:font-weight="normal" officeooo:rsid="006706a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3" style:family="text">
      <style:text-properties fo:font-size="10.5pt" fo:language="en" fo:country="AU" fo:font-style="italic" fo:font-weight="bold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4" style:family="text">
      <style:text-properties fo:font-size="10.5pt" fo:language="en" fo:country="AU" fo:font-style="italic" fo:font-weight="bold" officeooo:rsid="00509b69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5" style:family="text">
      <style:text-properties fo:font-size="10.5pt" fo:language="en" fo:country="AU" fo:font-style="italic" fo:font-weight="bold" officeooo:rsid="00618e96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6" style:family="text">
      <style:text-properties fo:font-size="10.5pt" fo:language="en" fo:country="AU" fo:font-style="italic" fo:font-weight="bold" officeooo:rsid="006df573" style:font-size-asian="10.5pt" style:font-style-asian="italic" style:font-weight-asian="bold" style:font-name-complex="Arial" style:font-size-complex="10.5pt" style:font-style-complex="italic" style:font-weight-complex="bold"/>
    </style:style>
    <style:style style:name="T37" style:family="text">
      <style:text-properties fo:font-size="10.5pt" fo:language="en" fo:country="AU" fo:font-style="italic" style:font-size-asian="10.5pt" style:font-style-asian="italic" style:font-name-complex="Arial" style:font-size-complex="10.5pt" style:font-style-complex="italic"/>
    </style:style>
    <style:style style:name="T38" style:family="text">
      <style:text-properties fo:font-size="10.5pt" fo:language="en" fo:country="AU" fo:font-style="italic" officeooo:rsid="006706ac" style:font-size-asian="10.5pt" style:font-style-asian="italic" style:font-name-complex="Arial" style:font-size-complex="10.5pt" style:font-style-complex="italic"/>
    </style:style>
    <style:style style:name="T39" style:family="text">
      <style:text-properties fo:font-size="10.5pt" fo:language="en" fo:country="AU" fo:font-style="italic" officeooo:rsid="006cb4c3" style:font-size-asian="10.5pt" style:font-style-asian="italic" style:font-name-complex="Arial" style:font-size-complex="10.5pt" style:font-style-complex="italic"/>
    </style:style>
    <style:style style:name="T40" style:family="text">
      <style:text-properties fo:font-size="10.5pt" fo:language="en" fo:country="AU" fo:font-weight="normal" officeooo:rsid="00509b69" style:font-size-asian="10.5pt" style:font-weight-asian="normal" style:font-name-complex="Arial" style:font-size-complex="10.5pt" style:font-style-complex="italic" style:font-weight-complex="normal"/>
    </style:style>
    <style:style style:name="T41" style:family="text">
      <style:text-properties fo:font-size="10.5pt" fo:language="en" fo:country="AU" fo:font-weight="normal" officeooo:rsid="00599a68" style:font-size-asian="10.5pt" style:font-weight-asian="normal" style:font-name-complex="Arial" style:font-size-complex="10.5pt" style:font-style-complex="italic" style:font-weight-complex="normal"/>
    </style:style>
    <style:style style:name="T42" style:family="text">
      <style:text-properties fo:font-size="10.5pt" fo:language="en" fo:country="AU" fo:font-weight="normal" style:font-size-asian="10.5pt" style:font-weight-asian="normal" style:font-name-complex="Arial" style:font-size-complex="10.5pt" style:font-weight-complex="normal"/>
    </style:style>
    <style:style style:name="T43" style:family="text">
      <style:text-properties fo:font-size="10.5pt" fo:language="en" fo:country="AU" fo:font-weight="normal" officeooo:rsid="00618e96" style:font-size-asian="10.5pt" style:font-weight-asian="normal" style:font-name-complex="Arial" style:font-size-complex="10.5pt" style:font-weight-complex="normal"/>
    </style:style>
    <style:style style:name="T44" style:family="text">
      <style:text-properties fo:font-size="10.5pt" fo:language="en" fo:country="AU" fo:font-weight="bold" officeooo:rsid="001d19ec" style:font-size-asian="10.5pt" style:font-weight-asian="bold" style:font-name-complex="Arial" style:font-size-complex="10.5pt" style:font-style-complex="italic"/>
    </style:style>
    <style:style style:name="T45" style:family="text">
      <style:text-properties fo:font-size="10.5pt" fo:language="en" fo:country="AU" fo:font-weight="bold" style:font-size-asian="10.5pt" style:font-weight-asian="bold" style:font-name-complex="Arial" style:font-size-complex="10.5pt" style:font-weight-complex="bold"/>
    </style:style>
    <style:style style:name="T46" style:family="text">
      <style:text-properties fo:font-size="10.5pt" fo:language="en" fo:country="AU" style:font-size-asian="10.5pt" style:font-name-complex="Arial" style:font-size-complex="10.5pt"/>
    </style:style>
    <style:style style:name="T47" style:family="text">
      <style:text-properties fo:font-size="10.5pt" fo:language="en" fo:country="AU" officeooo:rsid="0062cb85" style:font-size-asian="10.5pt" style:font-name-complex="Arial" style:font-size-complex="10.5pt"/>
    </style:style>
    <style:style style:name="T48" style:family="text">
      <style:text-properties fo:font-size="10.5pt" fo:language="en" fo:country="AU" officeooo:rsid="00618e96" style:font-size-asian="10.5pt" style:font-name-complex="Arial" style:font-size-complex="10.5pt"/>
    </style:style>
    <style:style style:name="T49" style:family="text">
      <style:text-properties fo:font-size="10.5pt" fo:language="en" fo:country="AU" officeooo:rsid="00643dd1" style:font-size-asian="10.5pt" style:font-name-complex="Arial" style:font-size-complex="10.5pt"/>
    </style:style>
    <style:style style:name="T50" style:family="text">
      <style:text-properties fo:font-size="10.5pt" fo:language="en" fo:country="AU" officeooo:rsid="006706ac" style:font-size-asian="10.5pt" style:font-name-complex="Arial" style:font-size-complex="10.5pt"/>
    </style:style>
    <style:style style:name="T51" style:family="text">
      <style:text-properties fo:font-size="10.5pt" fo:language="en" fo:country="AU" officeooo:rsid="0067fcbb" style:font-size-asian="10.5pt" style:font-name-complex="Arial" style:font-size-complex="10.5pt"/>
    </style:style>
    <style:style style:name="T52" style:family="text">
      <style:text-properties fo:font-size="10.5pt" fo:language="en" fo:country="AU" officeooo:rsid="0069d09e" style:font-size-asian="10.5pt" style:font-name-complex="Arial" style:font-size-complex="10.5pt"/>
    </style:style>
    <style:style style:name="T53" style:family="text">
      <style:text-properties fo:font-size="10.5pt" fo:language="en" fo:country="AU" officeooo:rsid="006cb4c3" style:font-size-asian="10.5pt" style:font-name-complex="Arial" style:font-size-complex="10.5pt"/>
    </style:style>
    <style:style style:name="T54" style:family="text">
      <style:text-properties fo:font-size="10.5pt" fo:language="en" fo:country="AU" officeooo:rsid="006df573" style:font-size-asian="10.5pt" style:font-name-complex="Arial" style:font-size-complex="10.5pt"/>
    </style:style>
    <style:style style:name="T55" style:family="text">
      <style:text-properties fo:font-size="10.5pt" fo:language="en" fo:country="AU" officeooo:rsid="007030eb" style:font-size-asian="10.5pt" style:font-name-complex="Arial" style:font-size-complex="10.5pt"/>
    </style:style>
    <style:style style:name="T56" style:family="text">
      <style:text-properties fo:font-size="10.5pt" fo:language="en" fo:country="AU" officeooo:rsid="007087ed" style:font-size-asian="10.5pt" style:font-name-complex="Arial" style:font-size-complex="10.5pt"/>
    </style:style>
    <style:style style:name="T57" style:family="text">
      <style:text-properties fo:font-weight="bold" style:font-weight-asian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ize="10pt" style:font-size-asian="10pt" style:font-size-complex="10pt"/>
    </style:style>
    <style:style style:name="T60" style:family="text">
      <style:text-properties fo:font-size="10pt" officeooo:rsid="00302d02" style:font-size-asian="10pt" style:font-size-complex="10pt"/>
    </style:style>
    <style:style style:name="T61" style:family="text">
      <style:text-properties fo:font-size="10pt" officeooo:rsid="00244d66" style:font-size-asian="10pt" style:font-size-complex="10pt"/>
    </style:style>
    <style:style style:name="T62" style:family="text">
      <style:text-properties fo:font-size="10pt" officeooo:rsid="0025720c" style:font-size-asian="10pt" style:font-size-complex="10pt"/>
    </style:style>
    <style:style style:name="T63" style:family="text">
      <style:text-properties fo:font-size="10pt" officeooo:rsid="00348b0c" style:font-size-asian="10pt" style:font-size-complex="10pt"/>
    </style:style>
    <style:style style:name="T64" style:family="text">
      <style:text-properties fo:font-size="10pt" officeooo:rsid="00435f6b" style:font-size-asian="10pt" style:font-size-complex="10pt"/>
    </style:style>
    <style:style style:name="T65" style:family="text">
      <style:text-properties fo:font-size="10pt" officeooo:rsid="00618e96" style:font-size-asian="10pt" style:font-size-complex="10pt"/>
    </style:style>
    <style:style style:name="T66" style:family="text">
      <style:text-properties officeooo:rsid="00348b0c"/>
    </style:style>
    <style:style style:name="T67" style:family="text">
      <style:text-properties officeooo:rsid="003fc137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618e96"/>
    </style:style>
    <style:style style:name="T70" style:family="text">
      <style:text-properties officeooo:rsid="00643dd1"/>
    </style:style>
    <style:style style:name="T71" style:family="text">
      <style:text-properties officeooo:rsid="00662e6a"/>
    </style:style>
    <style:style style:name="T72" style:family="text">
      <style:text-properties officeooo:rsid="006706ac"/>
    </style:style>
    <style:style style:name="T73" style:family="text">
      <style:text-properties officeooo:rsid="007030e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Nathan Yin</text:p>
      <text:p text:style-name="P10"><text:span text:style-name="T3">Sydney </text:span><text:span text:style-name="T7">2137</text:span><text:span text:style-name="T1"> | </text:span><text:span text:style-name="T3">0415769466</text:span><text:span text:style-name="T1"> | </text:span><text:a xlink:type="simple" xlink:href="mailto:nathanzjyin@gmail.com" text:style-name="Internet_20_link" text:visited-style-name="Visited_20_Internet_20_Link"><text:span text:style-name="T3">nathanzjyin@gmail.com</text:span></text:a><text:span text:style-name="T3"> </text:span><text:span text:style-name="T1">| </text:span><text:span text:style-name="T3">Australian Citizen</text:span><text:span text:style-name="T1"> </text:span><text:span text:style-name="T4">| <text:s/></text:span><text:a xlink:type="simple" xlink:href="https://yinnerston.github.io/" text:style-name="Internet_20_link" text:visited-style-name="Visited_20_Internet_20_Link"><text:span text:style-name="T6">https://yinnerston.github.io</text:span></text:a><text:span text:style-name="T6"> </text:span><text:span text:style-name="T4"><text:s/></text:span><text:span text:style-name="T5">| <text:s/></text:span><text:a xlink:type="simple" xlink:href="https://www.linkedin.com/in/nathanyin/" text:style-name="Internet_20_link" text:visited-style-name="Visited_20_Internet_20_Link"><text:span text:style-name="T5">https://www.linkedin.com/in/nathanyin/</text:span></text:a><text:span text:style-name="T5"> <text:s/></text:span><text:span text:style-name="T6">| </text:span><text:a xlink:type="simple" xlink:href="https://github.com/Yinnerston" text:style-name="Internet_20_link" text:visited-style-name="Visited_20_Internet_20_Link"><text:span text:style-name="T6">https://github.com/Yinnerston</text:span></text:a><text:span text:style-name="T6"> </text:span></text:p>
      <text:p text:style-name="P11"/>
      <text:p text:style-name="P1">Objective</text:p>
      <text:p text:style-name="P9"><text:span text:style-name="T70">I like to think hard about problems and research solutions as a software engineer.</text:span><text:span text:style-name="T67"> </text:span><text:span text:style-name="T71">I’m a full-stack developer </text:span><text:span text:style-name="T72">who can pick up any language</text:span><text:span text:style-name="T66">. </text:span><text:span text:style-name="T70">I don’t have an ego because I’ve toiled on my own projects and realized how much effort it takes to become a great engineer.</text:span><text:span text:style-name="T71"> </text:span><text:span text:style-name="T72">I’m always present, and I’ve demonstrated to myself how to use hard work to achieve great things.</text:span></text:p>
      <text:p text:style-name="P12"/>
      <text:p text:style-name="P1">Education</text:p>
      <text:p text:style-name="P14"><text:span text:style-name="T11">Bachelor of Computer Science (Databases)</text:span><text:span text:style-name="T10"> | </text:span><text:span text:style-name="T11">University of New South Wales</text:span><text:span text:style-name="T10"><text:tab/><text:tab/><text:tab/></text:span><text:span text:style-name="T15">F</text:span><text:span text:style-name="T16">ebru</text:span><text:span text:style-name="T17">ary 2020</text:span><text:span text:style-name="T15"> – Present</text:span></text:p>
      <text:p text:style-name="P15"><text:span text:style-name="T29">Final</text:span><text:span text:style-name="T24"> </text:span><text:span text:style-name="T25">Year</text:span><text:span text:style-name="T24"> Student</text:span><text:span text:style-name="T2">. </text:span><text:span text:style-name="T27">Expected Graduation: <text:s/></text:span><text:span text:style-name="T40">November </text:span><text:span text:style-name="T27">2023</text:span><text:span text:style-name="T2">.</text:span><text:span text:style-name="T10"><text:tab/></text:span></text:p>
      <text:p text:style-name="P5"/>
      <text:p text:style-name="P19"><text:span text:style-name="T57">Projects</text:span><text:span text:style-name="T29"> </text:span><text:span text:style-name="T35"><text:s/></text:span></text:p>
      <text:p text:style-name="P20"><text:span text:style-name="T33">Teaser: </text:span><text:span text:style-name="T36">Reverse Engineered Tiktok</text:span><text:span text:style-name="T33"> </text:span><text:a xlink:type="simple" xlink:href="https://teasernsfw.com/" text:style-name="Internet_20_link" text:visited-style-name="Visited_20_Internet_20_Link">https://teasernsfw.com</text:a><text:span text:style-name="T33"><text:tab/><text:tab/></text:span><text:span text:style-name="T31">February 2023-Present</text:span></text:p>
      <text:p text:style-name="P21"><text:span text:style-name="T39">I reverse engineered</text:span><text:span text:style-name="T37"> Tiktok using React Native and Django </text:span><text:span text:style-name="T39">as a solo developer</text:span><text:span text:style-name="T37">. </text:span><text:a xlink:type="simple" xlink:href="https://github.com/Yinnerston/Teaser" text:style-name="Internet_20_link" text:visited-style-name="Visited_20_Internet_20_Link">https://github.com/Yinnerston/Teaser</text:a><text:span text:style-name="T37"> </text:span></text:p>
      <text:list xml:id="list4049494788" text:style-name="L1">
        <text:list-item>
          <text:p text:style-name="P23"><text:span text:style-name="T46">Interviewed </text:span><text:span text:style-name="T50">dozens of </text:span><text:span text:style-name="T46">potential users to gather a set of requirements, transform</text:span><text:span text:style-name="T50">ing</text:span><text:span text:style-name="T46"> the requirements to an Agile Inception Deck with corresponding epics/user stories on Jira.</text:span></text:p>
        </text:list-item>
        <text:list-item>
          <text:p text:style-name="P24"><text:span text:style-name="T49">Implemented</text:span><text:span text:style-name="T46"> REST API design best practices like health checks, versioning, pagination, and ISO8601 UTC dates.</text:span></text:p>
        </text:list-item>
        <text:list-item>
          <text:p text:style-name="P24"><text:span text:style-name="T49">Implemented</text:span><text:span text:style-name="T46"> atomic design in React Native and how to write more performant react with callbacks and memos</text:span></text:p>
        </text:list-item>
        <text:list-item>
          <text:p text:style-name="P26"><text:span text:style-name="T49">Implemented</text:span><text:span text:style-name="T46"> Django application design best practices through isolating business logic in a service layer after running custom sanitization and validation routines. </text:span><text:span text:style-name="T50">This greatly improved both the predictability and readability of my code, allowing me more efficiently switch between frontend Javascript and backend Python between sprints</text:span><text:span text:style-name="T46">. </text:span></text:p>
        </text:list-item>
        <text:list-item>
          <text:p text:style-name="P26"><text:span text:style-name="T53">Learnt about optimal database index usage and applied them to the relevant data, </text:span><text:span text:style-name="T55">then validated with EXPLAIN ANALYZE</text:span><text:span text:style-name="T53">. </text:span><text:span text:style-name="T56">Additionally, I i</text:span><text:span text:style-name="T55">mplemented</text:span><text:span text:style-name="T53"> </text:span><text:span text:style-name="T48">full-text search </text:span><text:span text:style-name="T46">in Django with a custom search vector.</text:span></text:p>
        </text:list-item>
        <text:list-item>
          <text:p text:style-name="P31">Created n<text:span text:style-name="T69">ormali</text:span>z<text:span text:style-name="T69">ed </text:span>ER models with Mermaid and identified areas where performance improvements could be extracted through denormalization, <text:span text:style-name="T73">indexes</text:span> and identifying SQL anti-patterns. </text:p>
        </text:list-item>
        <text:list-item>
          <text:p text:style-name="P30">Implemented <text:span text:style-name="T69">monitoring of docker container, application and cache database</text:span> metrics through Prometheus + Grafana <text:span text:style-name="T69">dashboards</text:span>. <text:span text:style-name="T69">Implemented Exception logging with Sentry.</text:span></text:p>
        </text:list-item>
        <text:list-item>
          <text:p text:style-name="P27"><text:span text:style-name="T46">Created partitioning and horizontal scalability strategy for the Django application and PostgreSQL </text:span><text:span text:style-name="T50">on cloud providers</text:span><text:span text:style-name="T46">.</text:span></text:p>
        </text:list-item>
        <text:list-item>
          <text:p text:style-name="P27"><text:span text:style-name="T49">I’m </text:span><text:span text:style-name="T53">working on deploying this project to AWS Lightsail </text:span><text:span text:style-name="T54">after researching cloud providers based on bandwidth costs</text:span><text:span text:style-name="T49">.</text:span></text:p>
        </text:list-item>
        <text:list-item>
          <text:p text:style-name="P24"><text:span text:style-name="T45">Related Skills</text:span><text:span text:style-name="T46">: Javascript, Python, React Native (Expo, React Query, Jotai), Django </text:span><text:span text:style-name="T49">(Django Ninja, </text:span><text:span text:style-name="T52">Swagger</text:span><text:span text:style-name="T49">)</text:span><text:span text:style-name="T46">, PostgreSQL, Docker, Prometheus, Grafana, Redis, Nginx, Cloud Deployments (</text:span><text:span text:style-name="T54">AWS Lightsail</text:span><text:span text:style-name="T46">), Mermaid, </text:span><text:span text:style-name="T47">FFMPEG</text:span></text:p>
        </text:list-item>
      </text:list>
      <text:p text:style-name="P15"><text:span text:style-name="T35">Memefeed</text:span><text:span text:style-name="T34">: </text:span><text:a xlink:type="simple" xlink:href="https://github.com/Yinnerston/memefeed" text:style-name="Internet_20_link" text:visited-style-name="Visited_20_Internet_20_Link"><text:span text:style-name="T19">https://github.com/Yinnerston/memefeed</text:span></text:a><text:span text:style-name="T29"> <text:tab/><text:tab/></text:span><text:span text:style-name="T31">December 2022-February 2023</text:span></text:p>
      <text:p text:style-name="P17"><text:span text:style-name="T32">Solo developer on a d</text:span><text:span text:style-name="T29">ockerised Django web application</text:span><text:span text:style-name="T23"> </text:span><text:span text:style-name="T26">allowing for multi-attribute search </text:span><text:span text:style-name="T29">on Reddit submissions</text:span><text:span text:style-name="T23">.</text:span></text:p>
      <text:list text:style-name="L2">
        <text:list-item>
          <text:p text:style-name="P29">Scheduled daily cronjob ETL script using <text:span text:style-name="T69">the </text:span>PRAW <text:span text:style-name="T69">Reddit API wrapper</text:span> to pull top submissions into my application </text:p>
        </text:list-item>
        <text:list-item>
          <text:p text:style-name="P32">Reduced average page load times by 20x through implementing per-page caching with redis and Django ORM optimizations</text:p>
        </text:list-item>
        <text:list-item>
          <text:p text:style-name="P28"><text:span text:style-name="T43">Deployed the site locally on a ubuntu machine using a</text:span><text:span text:style-name="T42"> Nginx web server </text:span><text:span text:style-name="T43">and the gunicorn WSGI HTTP server</text:span></text:p>
        </text:list-item>
        <text:list-item>
          <text:p text:style-name="P25"><text:span text:style-name="T45">Related Skills: </text:span><text:span text:style-name="T46">HTML, CSS, Python, Django, PostgreSQL, Docker, Redis, Nginx, Git, Jira, Ubuntu</text:span></text:p>
        </text:list-item>
      </text:list>
      <text:p text:style-name="P18"><text:span text:style-name="T28">Check out my </text:span><text:a xlink:type="simple" xlink:href="https://github.com/Yinnerston" text:style-name="Internet_20_link" text:visited-style-name="Visited_20_Internet_20_Link"><text:span text:style-name="T8">Github</text:span></text:a><text:span text:style-name="T28"> for some other projects like </text:span><text:a xlink:type="simple" xlink:href="https://github.com/Yinnerston/Stream-Data-Processing" text:style-name="Internet_20_link" text:visited-style-name="Visited_20_Internet_20_Link"><text:span text:style-name="T8">Stream Data Processing</text:span></text:a><text:span text:style-name="T8">, </text:span><text:span text:style-name="T9">or</text:span><text:span text:style-name="T28"> </text:span><text:a xlink:type="simple" xlink:href="https://github.com/Yinnerston/data-engineering-zoomcamp" text:style-name="Internet_20_link" text:visited-style-name="Visited_20_Internet_20_Link"><text:span text:style-name="T8">Google Cloud Data Pipeline</text:span></text:a><text:span text:style-name="T30">.</text:span></text:p>
      <text:p text:style-name="P4"/>
      <text:p text:style-name="P3">Experience</text:p>
      <text:p text:style-name="P15"><text:span text:style-name="T12">University of Western Australia</text:span><text:span text:style-name="T10"> | </text:span><text:span text:style-name="T12">Online</text:span><text:span text:style-name="T15"><text:tab/><text:tab/><text:tab/></text:span><text:span text:style-name="T18">Casual 2020-2022</text:span></text:p>
      <text:p text:style-name="P15"><text:span text:style-name="T20">Research Assistant / </text:span><text:span text:style-name="T22">University of Western Australia</text:span><text:span text:style-name="T21"> Law School</text:span><text:span text:style-name="T10"><text:tab/><text:tab/></text:span></text:p>
      <text:p text:style-name="P15"><text:span text:style-name="T60">Modeled data for seminar</text:span><text:span text:style-name="T61"> </text:span><text:span text:style-name="T62">slides</text:span><text:span text:style-name="T61"> using </text:span><text:span text:style-name="T65">the</text:span><text:span text:style-name="T61"> </text:span><text:span text:style-name="T60">Microsoft </text:span><text:span text:style-name="T63">Office Suite </text:span><text:span text:style-name="T64">for Professor Rick Krever and Peter Mellor</text:span><text:span text:style-name="T59">.</text:span></text:p>
      <text:p text:style-name="P13"/>
      <text:p text:style-name="P2">Activities</text:p>
      <text:p text:style-name="P16"><text:a xlink:type="simple" xlink:href="https://yessoku.xyz/" text:style-name="Internet_20_link" text:visited-style-name="Visited_20_Internet_20_Link"><text:span text:style-name="T13">Yessoku Band</text:span></text:a><text:span text:style-name="T10"> </text:span><text:span text:style-name="T14">2023 </text:span><text:span text:style-name="T10">| </text:span><text:span text:style-name="T12">Sydney</text:span><text:span text:style-name="T44">. </text:span><text:span text:style-name="T41">Lead Guitarist and vocalist.</text:span></text:p>
      <text:p text:style-name="P7"><text:a xlink:type="simple" xlink:href="https://github.com/Dammshine/BSAI-hackerathon" text:style-name="Internet_20_link" text:visited-style-name="Visited_20_Internet_20_Link">DSAi Hackathon 2023</text:a> | Sydney, UTS Startups. <text:span text:style-name="T68">Team project using LlamaIndex and scraped tweets + HTML to make ChatGPT embeddings to predict BHP stock price sentiment.</text:span></text:p>
      <text:p text:style-name="P8"><text:a xlink:type="simple" xlink:href="https://github.com/tunedin-ctrl/Hackathon22" text:style-name="Internet_20_link" text:visited-style-name="Visited_20_Internet_20_Link"><text:span text:style-name="T58">UNSW CSE Hackathon 2022</text:span></text:a><text:span text:style-name="T58"> | Sydney, UNSW.</text:span><text:span text:style-name="T68"> Team project using Docker, React, and Google API calls to create a chrome extension that displays related search terms to highlighted text.</text:span></text:p>
      <text:p text:style-name="P6">Bushcare Volunteer 2019 | Sydney, Hornsby Shire Counci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CE UPCP Resume Template </dc:title>
    <meta:initial-creator>Anna Holcomb and Christina Bourgeois </meta:initial-creator>
    <meta:editing-cycles>52</meta:editing-cycles>
    <meta:print-date>2019-09-03T17:29:00</meta:print-date>
    <meta:creation-date>2019-09-03T17:29:00</meta:creation-date>
    <dc:date>2023-06-08T23:14:22.868000000</dc:date>
    <meta:editing-duration>P1DT19M48S</meta:editing-duration>
    <meta:generator>LibreOffice/7.4.3.2$Windows_X86_64 LibreOffice_project/1048a8393ae2eeec98dff31b5c133c5f1d08b890</meta:generator>
    <meta:document-statistic meta:table-count="0" meta:image-count="0" meta:object-count="0" meta:page-count="1" meta:paragraph-count="36" meta:word-count="585" meta:character-count="4089" meta:non-whitespace-character-count="3531"/>
    <meta:user-defined meta:name="AppVersion">16.0000</meta:user-defined>
    <meta:user-defined meta:name="Company">ECE Undergraduate Professional Communication Program</meta:user-defined>
    <meta:template xlink:type="simple" xlink:actuate="onRequest" xlink:title="Normal.dotm" xlink:href=""/>
  </office:meta>
</office:document-meta>
</file>